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b55" officeooo:paragraph-rsid="0014bb55"/>
    </style:style>
    <style:style style:name="P2" style:family="paragraph" style:parent-style-name="Standard">
      <style:paragraph-properties fo:text-align="justify" style:justify-single-word="false"/>
      <style:text-properties fo:font-size="14pt" officeooo:rsid="0029deec" officeooo:paragraph-rsid="0029deec" style:font-size-asian="14pt" style:font-size-complex="14pt"/>
    </style:style>
    <style:style style:name="P3" style:family="paragraph" style:parent-style-name="Standard">
      <style:text-properties fo:font-size="14pt" officeooo:rsid="002b1cbc" officeooo:paragraph-rsid="002b1cbc" style:font-size-asian="14pt" style:font-size-complex="14pt"/>
    </style:style>
    <style:style style:name="P4" style:family="paragraph" style:parent-style-name="Standard">
      <style:text-properties fo:font-size="14pt" officeooo:rsid="002bf367" officeooo:paragraph-rsid="002bf367" style:font-size-asian="14pt" style:font-size-complex="14pt"/>
    </style:style>
    <style:style style:name="P5" style:family="paragraph" style:parent-style-name="Standard">
      <style:text-properties fo:font-size="14pt" officeooo:rsid="002bf367" officeooo:paragraph-rsid="002b1cb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477034" officeooo:paragraph-rsid="00477034" style:font-size-asian="14pt" style:font-size-complex="14pt"/>
    </style:style>
    <style:style style:name="P7" style:family="paragraph" style:parent-style-name="Standard">
      <style:text-properties fo:font-size="14pt" officeooo:rsid="002b1cbc" officeooo:paragraph-rsid="002b1cbc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4cb579" officeooo:paragraph-rsid="004cb579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ções:</text:p>
      <text:p text:style-name="P2"/>
      <text:p text:style-name="P8">Como explicado na sessão anterior, o MF funciona como uma modelagem do número de estrelas esperado, <text:s/>em cada direção do céu, para as estrelas de campo e de uma SSP. Para fazermos uma busca por satélites da Galáxia, de cujas características não temos informação prévia, <text:s/>necessitamos simular uma grade de diferentes SSPs. Para essa tarefa usamos o código GenCMD. O <text:s/>GenCMD usa isócronas de PADOVA \cite{2012MNRAS.427..127B} e randomicamente seleciona massas estelares seguindo uma função de massa incial (IMF) pré-definida. Nós decidimos adotar uma IMF do tipo Kroupa \cite{2001MNRAS.322..231K} nas simulações. Para cada massa estelar, interpolamos as isócronas para obter as magnitudes absolutas nos filtros desejados.\par</text:p>
      <text:p text:style-name="P8">Para transformar essas magnitudes absolutas (M) em magnitudes aparentes (m) procedemos da seguinte maneira, esse processo é feito para cada um dos filtros:</text:p>
      <text:p text:style-name="P8">Primeiro, aplicamos à magnitude absoluta erros fotométricos gaussianos err(M), usando incertezas em magnitude correspondentes ao SDSS e ao DES. </text:p>
      <text:p text:style-name="P8"><text:tab/>\begin{equation}</text:p>
      <text:p text:style-name="P8"><text:tab/>M\textsubscript{e} = M + err(M) </text:p>
      <text:p text:style-name="P8"><text:tab/>\end{equation}</text:p>
      <text:p text:style-name="P8">Segundo, adicionamos M\textsubscript{e} ao módulo de distância, correspondente a uma distância d[pc] adotada.</text:p>
      <text:p text:style-name="P8"><text:tab/>\begin{equation}</text:p>
      <text:p text:style-name="P8"><text:tab/>(m)\textsubscript{0} = 5*log\textsubscript{10} d <text:s/>-5 + M\textsubscript{e}</text:p>
      <text:p text:style-name="P8"><text:tab/>\end{equation}</text:p>
      <text:p text:style-name="P8"/>
      <text:p text:style-name="P8">Terceiro, aplicamos o avermelhamento, A\textsubscript{$\nu$}, de acordo com os mapas de poeira de Schlegel \cite{1998ApJ...500..525S}.</text:p>
      <text:p text:style-name="P8"><text:tab/>\begin{equation}</text:p>
      <text:p text:style-name="P8"><text:tab/>m = <text:s/>(m)\textsubscript{0} + A\textsubscript{$\nu$}</text:p>
      <text:p text:style-name="P8"><text:tab/>\end{equation}<text:tab/><text:tab/><text:tab/></text:p>
      <text:p text:style-name="P8"><text:tab/><text:tab/><text:tab/><text:tab/><text:tab/><text:tab/></text:p>
      <text:p text:style-name="P8">Por fim, as posições no céu foram simuladas <text:s/>de acordo com o perfil de densidade Hubble modificado \cite{1972ApJ...175..627R}. \par</text:p>
      <text:p text:style-name="P8"/>
      <text:p text:style-name="P8">Nós usamos cada um desses modelos simulados como entrada na aplicação do MF. A grade descrita na tabela \ref{tab:1} foi usada nos dados do BOSS, com o objetivo de detectar, principalmente, aglomerados estelares. Enquanto que a grade descrita na tabela \ref{tab:2} foi usada em outras áreas do SDSS, com o propósito de recuperar galáxias anãs e aglomerados conhecidos.</text:p>
      <text:p text:style-name="P8"/>
      <text:p text:style-name="P8">\begin{table}[h]</text:p>
      <text:p text:style-name="P8">\caption{\emph{Grade de Parâmetros usada simulações de SSPs, para busca de aglomerados estelares no BOSS. A grade inclui um total de 1485 modelos.}} </text:p>
      <text:p text:style-name="P8">\centering</text:p>
      <text:p text:style-name="P8">\begin{tabular}{cccc}</text:p>
      <text:p text:style-name="P8"><text:soft-page-break/>\hline</text:p>
      <text:p text:style-name="P8">Parâmetros &amp; Limite inferior &amp; Limite superior &amp; passos \\</text:p>
      <text:p text:style-name="P8">\hline</text:p>
      <text:p text:style-name="P8">\hline</text:p>
      <text:p text:style-name="P8">Log($\tau$) &amp; 9.0 &amp; 10.1 &amp; 0.1 \\</text:p>
      <text:p text:style-name="P8">$Z$ &amp; 0.001 &amp; 0.019 &amp; 0.002 \\</text:p>
      <text:p text:style-name="P8">$d (kpc)$ &amp; 10 &amp; 40 &amp; 2 \\</text:p>
      <text:p text:style-name="P8">\hline</text:p>
      <text:p text:style-name="P8">\end{tabular}</text:p>
      <text:p text:style-name="P8">\label{tab:1}</text:p>
      <text:p text:style-name="P8">\end{table}</text:p>
      <text:p text:style-name="P8"/>
      <text:p text:style-name="P8"/>
      <text:p text:style-name="P8">\begin{table}[h]</text:p>
      <text:p text:style-name="P8">\caption{\emph{ Grade de parâmetros usados na simulação de SSPs para procura de satélites no SDSS e outros surveys. A grade inclui um total de 228 modelos.}}</text:p>
      <text:p text:style-name="P8">\centering</text:p>
      <text:p text:style-name="P8">\begin{tabular}{cccc}</text:p>
      <text:p text:style-name="P8">\hline</text:p>
      <text:p text:style-name="P8">Parâmetros &amp; Limite inferior &amp; Limite superior &amp; passos \\</text:p>
      <text:p text:style-name="P8">\hline</text:p>
      <text:p text:style-name="P8">\hline</text:p>
      <text:p text:style-name="P8">Log($\tau$) &amp; 9.0 &amp; 10.2 &amp; 0.3 \\</text:p>
      <text:p text:style-name="P8">$Z$ &amp; 0.0002 &amp; 0.001 &amp; 0.007 \\</text:p>
      <text:p text:style-name="P8">$d (kpc)$ &amp; 10 &amp; 200 &amp; 10 \\</text:p>
      <text:p text:style-name="P8">\hline</text:p>
      <text:p text:style-name="P8">\end{tabular}</text:p>
      <text:p text:style-name="P8">\label{tab:2}</text:p>
      <text:p text:style-name="P8">\end{table}</text:p>
      <text:p text:style-name="P3"/>
      <text:p text:style-name="P5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2:12:09.999496953</meta:creation-date>
    <meta:generator>LibreOffice/4.2.7.2$Linux_X86_64 LibreOffice_project/420m0$Build-2</meta:generator>
    <dc:date>2015-11-15T02:15:06.993760483</dc:date>
    <meta:editing-duration>PT3H11M5S</meta:editing-duration>
    <meta:editing-cycles>50</meta:editing-cycles>
    <meta:document-statistic meta:table-count="0" meta:image-count="0" meta:object-count="0" meta:page-count="2" meta:paragraph-count="48" meta:word-count="414" meta:character-count="2855" meta:non-whitespace-character-count="2461"/>
  </office:meta>
</office:document-meta>
</file>